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7e80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7e80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</text:span></text:p>
      <text:p text:style-name="P2"><text:span text:style-name="T4">Следующий день Павел провел в сборе вещей и подготовке документов, а так же улаживании вопросов с его авиакомпанией. Дарья же весь день провела в делах. В университете проводились лекции от выдающихся физиков. Утром следующего дня Павел и Дарья летели в Париж в разных самолетах. Прибыв, Павел и Евгений направились к дому, принадлежащему Алехину, а Дарья поселилась в отеле. Евгений предпочел отдохнуть с дороги, а Павел поехал на собрание известных медиков. Там он провел почти весь день, общаясь с учеными и слушая лекции. Во время очередного перерыва, Алехин, прогуливаясь со стаканом кофе, заметил девушку, идущую по коридору. Присмотревшись, он узнал Дарью и быстро догнал ее.</text:span></text:p>
      <text:p text:style-name="P2"><text:span text:style-name="T4">–Даша? Что ты тут делаешь? – спросил он.</text:span></text:p>
      <text:p text:style-name="P2"><text:span text:style-name="T4">–Павел?! А ты что тут делаешь? – удивленно спросила она.</text:span></text:p>
      <text:p text:style-name="P2"><text:span text:style-name="T4">–У меня конференция и программа по посещению выставок. И все же, что забыла ты в Париже? </text:span></text:p>
      <text:p text:style-name="P2"><text:span text:style-name="T4">–Мне нужно встретиться с одним важным человеком. Он сейчас здесь на конференции.</text:span></text:p>
      <text:p text:style-name="P2"><text:span text:style-name="T4">–А с кем, если не секрет?</text:span></text:p>
      <text:p text:style-name="P2"><text:span text:style-name="T4">–С Даниилом Алексеевичем. Но я думаю, это тебе ни о чем не говорит.</text:span></text:p>
      <text:p text:style-name="P2"><text:span text:style-name="T4">–Да, ты права ­– отрывисто проговорил Павел, немного помрачнев.</text:span></text:p>
      <text:p text:style-name="P2"><text:span text:style-name="T4">–Я так понимаю, ты на машине, может быть, подвезешь?</text:span></text:p>
      <text:p text:style-name="P2"><text:span text:style-name="T4">–Без проблем, поехали. </text:span></text:p>
      <text:p text:style-name="P2"><text:span text:style-name="T4">–Мне нужно в один медицинский центр.</text:span></text:p>
      <text:p text:style-name="P2"><text:soft-page-break/><text:span text:style-name="T4">Павел еще больше помрачнел. Через час Даша стояла у дверей медицинского центра. Павел пожелал остаться в машине. К зданию подъехала машина, из которой вышел высокий мужчина в длинном пальто. Павел пригляделся, после чего недовольно фыркнул и, резко развернувшись, поехал домой.</text:span></text:p>
      <text:p text:style-name="P2"><text:span text:style-name="T4">–Вы Дарья Дмитриевна? – спросил приехавший.</text:span></text:p>
      <text:p text:style-name="P2"><text:span text:style-name="T4">–Да, это я.</text:span></text:p>
      <text:p text:style-name="P2"><text:span text:style-name="T4">–Я Даниил Алексеевич Алехин. Приятно познакомиться. Пойдемте ко мне в кабинет.</text:span></text:p>
      <text:p text:style-name="P2"><text:span text:style-name="T4">Войдя внутрь, они поднялись на 8 этаж и пошли по длинному коридору, который переходил в другой. Наконец Дарья и Даниил Алексеевич пришли в кабинет.</text:span></text:p>
      <text:p text:style-name="P2"><text:span text:style-name="T4">–Присаживайтесь, – сказал мужчина, указывая на кресло и садясь напротив.</text:span></text:p>
      <text:p text:style-name="P2"><text:span text:style-name="T4">–Спасибо, – ответила Даша.</text:span></text:p>
      <text:p text:style-name="P2"><text:span text:style-name="T4">–Я слышал о вашем брате и уже лично осмотрел его и изучил все материалы.</text:span></text:p>
      <text:p text:style-name="P2"><text:span text:style-name="T4">–У него есть шансы?</text:span></text:p>
      <text:p text:style-name="P2"><text:span text:style-name="T4">–Да. Но чтобы спасти его, необходима сложнейшая операция. Здесь вам не найти специалиста, который возьмется за нее, а времени у нас нет.</text:span></text:p>
      <text:p text:style-name="P2"><text:span text:style-name="T4">–И что же делать? – голос девушки дрогнул, по щеке покатилась слеза. </text:span></text:p>
      <text:p text:style-name="P2"><text:span text:style-name="T4">–Что могу сказать, Дарья Дмитриевна. Я могу взяться за это, но… – он опустил голову.</text:span></text:p>
      <text:p text:style-name="P2"><text:span text:style-name="T4">–Что такое? Даниил Алексеевич?</text:span></text:p>
      <text:p text:style-name="P2"><text:soft-page-break/><text:span text:style-name="T4">–Я проводил такие операции всего несколько раз в жизни. И одна из них была неудачна. Я совершил ошибку и не смог спасти свою жену. С тех пор я навсегда поругался с сыном и, наверное, никогда не прощу себе этой ошибки.</text:span></text:p>
      <text:p text:style-name="P2"><text:span text:style-name="T4">–А вашего сына случайно не Павел зовут?</text:span></text:p>
      <text:p text:style-name="P2"><text:span text:style-name="T4">–Павел. А откуда вы знаете?</text:span></text:p>
      <text:p text:style-name="P2"><text:span text:style-name="T4">–Я преподаю у него в университете.</text:span></text:p>
      <text:p text:style-name="P2"><text:span text:style-name="T4">–Эх, если бы можно было вернуть время назад. Ну ладно. Перейдем к нашим делам.</text:span></text:p>
      <text:p text:style-name="P2"><text:span text:style-name="T4">–Я доверяю вам, Даниил Алексеевич. Вы лучший в мире хирург. Мы должны попробовать.</text:span></text:p>
      <text:p text:style-name="P2"><text:span text:style-name="T4">–Тогда операция в воскресенье. Вам будет необходимо собрать некоторые документы.</text:span></text:p>
      <text:p text:style-name="P2"><text:span text:style-name="T4">–Хорошо. Это все?</text:span></text:p>
      <text:p text:style-name="P2"><text:span text:style-name="T4">–Пока да. Можете идти. До свидания.</text:span></text:p>
      <text:p text:style-name="P2"><text:span text:style-name="T4">–До свидания. Спасибо вам большое.</text:span></text:p>
      <text:p text:style-name="P2"><text:span text:style-name="T4">Дарья не заметила, что за разговором с Даниилом Алексеевичем она провела несколько часов. Когда она вышла на улицу, было уже темно. </text:span></text:p>
      <text:p text:style-name="P2"><text:span text:style-name="T4">–Даша! – крикнул Павел, стоящий неподалеку.</text:span></text:p>
      <text:p text:style-name="P2"><text:span text:style-name="T4">–Прости, что так долго, – сказала она, садясь в машину.</text:span></text:p>
      <text:p text:style-name="P2"><text:span text:style-name="T4">–Ничего страшного. Но теперь, может, расскажешь, о чем ты разговаривала с моим отцом?</text:span></text:p>
      <text:p text:style-name="P2"><text:span text:style-name="T4">–У меня в этом центре лежит в коме брат. Ему нужна сложнейшая операция, а твой отец лучший хирург в мире.</text:span></text:p>
      <text:p text:style-name="P2"><text:span text:style-name="T4">–Понятно, – коротко сказал Павел, опустив голову.</text:span></text:p>
      <text:p text:style-name="P2"><text:soft-page-break/><text:span text:style-name="T4">–Паш. Не держи в себе. Отпусти. Я понимаю, как тебе больно понимать, что он не смог спасти твою маму.</text:span></text:p>
      <text:p text:style-name="P2"><text:span text:style-name="T4">По лицу парня покатилась слеза. Даша аккуратно смахнула ее, и нежно погладила Павла по голове.</text:span></text:p>
      <text:p text:style-name="P2"><text:span text:style-name="T4">–Возможно, ты и права. Я не виделся с ним 6 лет.</text:span></text:p>
      <text:p text:style-name="P2"><text:span text:style-name="T4">–Вам нужно поговорить и обсудить все.</text:span></text:p>
      <text:p text:style-name="P2"><text:span text:style-name="T4">–Ты права. Но это не сегодня. Сегодня у меня для тебя есть сюрприз. Поехали. </text:span></text:p>
      <text:p text:style-name="P2"><text:span text:style-name="T4">Через 40 минут, они стояли на вертолетной площадке. Дарья осматривалась, пока Павел обсуждал что-то с подошедшим человеком. Договорив, он открыл дверь вертолета, помогая Даше сесть и пристегнуться. Сам Павел сел за штурвал. Надев наушник, Павел пощелкал тумблерам на приборах. Послышался шум двигателей и вертолет начал набирать высоту. </text:span></text:p>
      <text:p text:style-name="P2"><text:span text:style-name="T4">–Ты когда-нибудь видела ночной Париж с высоты? – спросил он, улыбаясь.</text:span></text:p>
      <text:p text:style-name="P2"><text:span text:style-name="T4">–Нет, но меня больше всего интересует, где ты научился водить вертолет, – смеясь, ответила девушка.</text:span></text:p>
      <text:p text:style-name="P2"><text:span text:style-name="T4">Павел спокойно и уверенно пилотировал вертолет, показывая Даше ночной Париж. Девушка наслаждалась видом и компанией молодого человека. Прогулка их продолжалась в течение пары часов. Вот вертолет завис в воздухе и начал медленно опускаться вниз на площадку. Около отеля, Дарья обхватила Павла руками за шею, впиваясь в его губы. Ответив на поцелуй, он нежно обнял девушку за талию. Попрощавшись с девушкой, Алехин сел в машину и поехал домой, а Даша пошла в номер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9:36.413000000</meta:creation-date>
    <dc:date>2022-05-15T19:20:13.401000000</dc:date>
    <meta:editing-duration>PT37S</meta:editing-duration>
    <meta:editing-cycles>1</meta:editing-cycles>
    <meta:document-statistic meta:table-count="0" meta:image-count="0" meta:object-count="0" meta:page-count="4" meta:paragraph-count="50" meta:word-count="750" meta:character-count="4717" meta:non-whitespace-character-count="3999"/>
    <meta:generator>LibreOffice/7.2.2.2$Windows_X86_64 LibreOffice_project/02b2acce88a210515b4a5bb2e46cbfb63fe97d56</meta:generator>
  </office:meta>
</office:document-meta>
</file>